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23pt" fo:font-weight="normal" officeooo:rsid="001180b5" officeooo:paragraph-rsid="001d1075" style:font-size-asian="23pt" style:font-weight-asian="normal" style:font-size-complex="23pt" style:font-weight-complex="normal"/>
    </style:style>
    <style:style style:name="P2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180b5" officeooo:paragraph-rsid="001d1075" style:font-size-asian="12pt" style:font-weight-asian="normal" style:font-size-complex="12pt" style:font-weight-complex="normal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officeooo:rsid="0011547a" style:font-size-asian="22pt" style:font-size-complex="2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2pt" officeooo:rsid="0011547a" style:font-size-asian="32pt" style:font-size-complex="32pt"/>
    </style:style>
    <style:style style:name="T6" style:family="text">
      <style:text-properties fo:font-size="32pt" officeooo:rsid="001d1075" style:font-size-asian="32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Pintor do Mundo</text:span><text:tab/><text:tab/>Pr. Lucas<text:span text:style-name="T3"><text:tab/></text:span><text:span text:style-name="T5">[ </text:span><text:span text:style-name="T6">38</text:span><text:span text:style-name="T5"> ]</text:span> <text:s/></text:p>
      <text:p text:style-name="P1">Quem pintou o mundo?</text:p>
      <text:p text:style-name="P1">Quem escolheu a cor?</text:p>
      <text:p text:style-name="P1">Fez o sol amarelo</text:p>
      <text:p text:style-name="P1">Pôs o verde na floresta</text:p>
      <text:p text:style-name="P1">E o vermelho em uma flor</text:p>
      <text:p text:style-name="P1"/>
      <text:p text:style-name="P1">Quem pintou o mundo?</text:p>
      <text:p text:style-name="P1">Quem escolheu os tons?</text:p>
      <text:p text:style-name="P1">Fez a noite escura</text:p>
      <text:p text:style-name="P1">Desenhou a clara lua</text:p>
      <text:p text:style-name="P1">Misturando o que era bom</text:p>
      <text:p text:style-name="P1"/>
      <text:p text:style-name="P1">O maior pintor do mundo</text:p>
      <text:p text:style-name="P1">Está pintando a minha história</text:p>
      <text:p text:style-name="P1">E ela não tinha cor</text:p>
      <text:p text:style-name="P1">A cruz foi o pincel do autor</text:p>
      <text:p text:style-name="P1"/>
      <text:p text:style-name="P1">O maior pintor do mundo</text:p>
      <text:p text:style-name="P1">Está pintando a minha história</text:p>
      <text:p text:style-name="P1">Ele assinou na obra que sou eu</text:p>
      <text:p text:style-name="P1">E na assinatura está escrito: Deus</text:p>
      <text:p text:style-name="P1"/>
      <text:p text:style-name="P1">Pintou minha vida com o sangue derramado</text:p>
      <text:p text:style-name="P1">Pintou minhas vestes com o branco da santidade</text:p>
      <text:p text:style-name="P1">Pintou o meu interior com sua glória, oh oh o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6.001cm" fo:margin-left="0cm" fo:margin-right="3cm" fo:border-top="none" fo:border-bottom="none" fo:border-left="0.06pt solid #000000" fo:border-right="0.06pt solid #000000" fo:padding-top="0cm" fo:padding-bottom="0cm" fo:padding-left="0.499cm" fo:padding-right="0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7-11-11T15:22:03.387713021</dc:date>
    <meta:editing-duration>PT23M41S</meta:editing-duration>
    <meta:editing-cycles>15</meta:editing-cycles>
    <meta:generator>LibreOffice/5.4.1.2.0$Linux_X86_64 LibreOffice_project/40m0$Build-2</meta:generator>
    <meta:print-date>2017-11-02T16:02:21.550682606</meta:print-date>
    <meta:document-statistic meta:table-count="0" meta:image-count="0" meta:object-count="0" meta:page-count="1" meta:paragraph-count="22" meta:word-count="122" meta:character-count="592" meta:non-whitespace-character-count="489"/>
  </office:meta>
</office:document-meta>
</file>